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1" svg:font-family="'Times New Roman'"/>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
      <style:paragraph-properties style:line-height-at-least="0.198in" fo:orphans="2" fo:widows="2"/>
    </style:style>
    <style:style style:name="P2" style:family="paragraph" style:parent-style-name="Text_20_body">
      <style:paragraph-properties fo:margin-left="0in" fo:margin-right="0in" style:line-height-at-least="0.198in" fo:orphans="2" fo:widows="2" fo:text-indent="0in" style:auto-text-indent="false"/>
      <style:text-properties fo:font-variant="normal" fo:text-transform="none" fo:color="#000000" style:font-name="sans-serif" fo:font-size="9.75pt" fo:letter-spacing="normal" fo:font-style="normal" fo:font-weight="normal"/>
    </style:style>
    <style:style style:name="P3" style:family="paragraph" style:parent-style-name="Text_20_body">
      <style:paragraph-properties fo:margin-left="0in" fo:margin-right="0in" style:line-height-at-least="0.198in" fo:orphans="2" fo:widows="2" fo:text-indent="0in" style:auto-text-indent="false"/>
    </style:style>
    <style:style style:name="P4" style:family="paragraph" style:parent-style-name="Text_20_body" style:list-style-name="L1">
      <style:paragraph-properties fo:margin-left="0in" fo:margin-right="0in" fo:margin-top="0in" fo:margin-bottom="0in" style:line-height-at-least="0.198in" fo:orphans="2" fo:widows="2" fo:text-indent="0in" style:auto-text-indent="false" fo:padding="0in" fo:border="none"/>
      <style:text-properties fo:font-variant="normal" fo:text-transform="none" fo:color="#000000" style:font-name="sans-serif" fo:font-size="9.75pt" fo:letter-spacing="normal" fo:font-style="normal" fo:font-weight="normal"/>
    </style:style>
    <style:style style:name="P5" style:family="paragraph" style:parent-style-name="Text_20_body" style:list-style-name="L2">
      <style:paragraph-properties fo:margin-left="0in" fo:margin-right="0in" fo:margin-top="0in" fo:margin-bottom="0in" style:line-height-at-least="0.198in" fo:orphans="2" fo:widows="2" fo:text-indent="0in" style:auto-text-indent="false" fo:padding="0in" fo:border="none"/>
      <style:text-properties fo:font-variant="normal" fo:text-transform="none" fo:color="#000000" style:font-name="sans-serif" fo:font-size="9.75pt" fo:letter-spacing="normal" fo:font-style="normal" fo:font-weight="normal"/>
    </style:style>
    <style:style style:name="P6" style:family="paragraph" style:parent-style-name="Text_20_body" style:list-style-name="L1">
      <style:paragraph-properties fo:margin-top="0in" fo:margin-bottom="0in" style:line-height-at-least="0.198in" fo:orphans="2" fo:widows="2" fo:padding="0in" fo:border="none"/>
      <style:text-properties fo:font-variant="normal" fo:text-transform="none" fo:color="#000000" style:font-name="sans-serif" fo:font-size="9.75pt" fo:letter-spacing="normal" fo:font-style="normal" fo:font-weight="normal"/>
    </style:style>
    <style:style style:name="P7" style:family="paragraph" style:parent-style-name="Heading" style:list-style-name=""/>
    <style:style style:name="P8" style:family="paragraph" style:parent-style-name="List_20_Contents">
      <style:paragraph-properties style:line-height-at-least="0.198in" fo:orphans="2" fo:widows="2"/>
      <style:text-properties fo:font-variant="normal" fo:text-transform="none" fo:color="#000000" style:font-name="sans-serif" fo:font-size="9.75pt" fo:letter-spacing="normal" fo:font-style="normal" fo:font-weight="normal"/>
    </style:style>
    <style:style style:name="P9" style:family="paragraph" style:parent-style-name="List_20_Contents">
      <style:paragraph-properties fo:margin-top="0in" fo:margin-bottom="0.1965in" style:line-height-at-least="0.198in" fo:orphans="2" fo:widows="2"/>
      <style:text-properties fo:font-variant="normal" fo:text-transform="none" fo:color="#000000" style:font-name="sans-serif" fo:font-size="9.75pt" fo:letter-spacing="normal" fo:font-style="normal" fo:font-weight="normal"/>
    </style:style>
    <style:style style:name="P10" style:family="paragraph" style:parent-style-name="Heading_20_1">
      <style:paragraph-properties fo:text-align="center" style:justify-single-word="false"/>
      <style:text-properties fo:font-variant="normal" fo:text-transform="none" fo:color="#000000" style:font-name="sans-serif" fo:font-size="18pt" fo:letter-spacing="normal" fo:font-style="normal" fo:font-weight="normal"/>
    </style:style>
    <style:style style:name="T1" style:family="text">
      <style:text-properties fo:font-weight="bol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text:bookmark text:name="firstHeading"/>CharCombatStatus</text:h>
      <text:section text:style-name="Sect1" text:name="bodyContent">
        <text:p text:style-name="P1"/>
        <text:section text:style-name="Sect1" text:name="contentSub">
          <text:p text:style-name="P3"/>
        </text:section>
        <text:p text:style-name="P2">At the start of a combatant's turn we call any of his Special Ability scripts named <text:span text:style-name="T1">CharCombatStatus</text:span>. Scripts attached to the character are run before scripts attached to the combatant. If there is more than one such script, the result of each is added to the message with a linefeed between each. So a character who is both drunk and asleep might have the status:</text:p>
        <text:p text:style-name="P8">Stoned</text:p>
        <text:p text:style-name="P9">Sleeping</text:p>
        <text:p text:style-name="P7"><text:bookmark text:name="Context"/>Context</text:p>
        <text:list xml:id="list29148855" text:style-name="L1">
          <text:list-item>
            <text:p text:style-name="P4">character</text:p>
          </text:list-item>
          <text:list-item>
            <text:p text:style-name="P6">Combatant</text:p>
          </text:list-item>
        </text:list>
        <text:p text:style-name="P7"><text:bookmark text:name="Parameters"/>Parameters</text:p>
        <text:list xml:id="list29152772" text:style-name="L2">
          <text:list-item>
            <text:p text:style-name="P5">None</text:p>
          </text:list-item>
        </text:list>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1" svg:font-family="'Times New Roman'"/>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Tahoma" style:font-size-complex="24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Tahoma" style:font-size-complex="18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ul Stevens</meta:initial-creator>
    <meta:creation-date>2010-05-15T09:04:23.04</meta:creation-date>
    <meta:generator>OpenOffice.org/3.2$Win32 OpenOffice.org_project/320m12$Build-9483</meta:generator>
    <meta:document-statistic meta:table-count="0" meta:image-count="0" meta:object-count="0" meta:page-count="1" meta:paragraph-count="9" meta:word-count="76" meta:character-count="436"/>
    <dc:date>2010-05-15T09:05:29.33</dc:date>
    <dc:creator>Paul Stevens</dc:creator>
    <meta:editing-duration>PT00H01M06S</meta:editing-duration>
    <meta:editing-cycles>1</meta:editing-cycles>
  </office:meta>
</office:document-meta>
</file>